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5.024cm" fo:margin-left="0.07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a7122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807b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Footnote">
      <style:text-properties officeooo:rsid="0268f29a" officeooo:paragraph-rsid="0280eef3"/>
    </style:style>
    <style:style style:name="P14" style:family="paragraph" style:parent-style-name="Footnote">
      <style:text-properties officeooo:rsid="0268f29a" officeooo:paragraph-rsid="0281958a"/>
    </style:style>
    <style:style style:name="P15" style:family="paragraph" style:parent-style-name="Standard">
      <style:text-properties officeooo:paragraph-rsid="02584bfb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fo:language="en" fo:country="US" officeooo:paragraph-rsid="0248fa49" fo:background-color="transparent"/>
    </style:style>
    <style:style style:name="P20" style:family="paragraph" style:parent-style-name="Footnote">
      <style:text-properties style:font-name="Liberation Sans1" fo:language="en" fo:country="GB" officeooo:paragraph-rsid="10332ca5"/>
    </style:style>
    <style:style style:name="P21" style:family="paragraph" style:parent-style-name="Footnote">
      <style:text-properties officeooo:paragraph-rsid="02489d8b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break-before="page"/>
      <style:text-properties officeooo:paragraph-rsid="02584bfb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7" style:family="paragraph" style:parent-style-name="Table_20_Contents">
      <style:text-properties officeooo:rsid="025cf310" officeooo:paragraph-rsid="02584bfb"/>
    </style:style>
    <style:style style:name="P28" style:family="paragraph" style:parent-style-name="Table_20_Contents">
      <style:text-properties officeooo:rsid="025cf310" officeooo:paragraph-rsid="0264949e"/>
    </style:style>
    <style:style style:name="P29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30" style:family="paragraph" style:parent-style-name="Table_20_Contents">
      <style:text-properties officeooo:rsid="025cf310" officeooo:paragraph-rsid="026ecec1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Footnote">
      <style:text-properties officeooo:paragraph-rsid="0219eedd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3" style:family="paragraph" style:parent-style-name="Footnote">
      <style:text-properties officeooo:rsid="0268f29a" officeooo:paragraph-rsid="027028e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3c999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7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9" style:family="paragraph" style:parent-style-name="Standard" style:list-style-name="L2">
      <style:text-properties officeooo:paragraph-rsid="026ca022"/>
    </style:style>
    <style:style style:name="P50" style:family="paragraph" style:parent-style-name="Standard" style:list-style-name="L2">
      <style:text-properties officeooo:paragraph-rsid="01d1c20a"/>
    </style:style>
    <style:style style:name="P51" style:family="paragraph" style:parent-style-name="Standard">
      <style:text-properties officeooo:paragraph-rsid="0103e699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9" style:family="paragraph" style:parent-style-name="Standard">
      <style:text-properties officeooo:paragraph-rsid="02717261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officeooo:rsid="02749b6c"/>
    </style:style>
    <style:style style:name="T8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style:font-size-asian="12pt" style:font-size-complex="12pt"/>
    </style:style>
    <style:style style:name="T11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80eef3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6bdfb8"/>
    </style:style>
    <style:style style:name="T24" style:family="text">
      <style:text-properties officeooo:rsid="0281958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749b6c" style:font-weight-asian="bold" style:font-weight-complex="bold"/>
    </style:style>
    <style:style style:name="T27" style:family="text">
      <style:text-properties fo:font-weight="bold" officeooo:rsid="027bcf52" style:font-weight-asian="bold" style:font-weight-complex="bold"/>
    </style:style>
    <style:style style:name="T28" style:family="text">
      <style:text-properties fo:font-weight="bold" officeooo:rsid="02747cd5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font-size="10pt" fo:language="en" fo:country="US" style:font-size-asian="10pt" style:font-size-complex="10pt"/>
    </style:style>
    <style:style style:name="T42" style:family="text">
      <style:text-properties fo:font-size="10pt" fo:language="en" fo:country="US" officeooo:rsid="02182436" style:font-size-asian="10pt" style:font-size-complex="10pt"/>
    </style:style>
    <style:style style:name="T43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officeooo:rsid="026350df"/>
    </style:style>
    <style:style style:name="T63" style:family="text">
      <style:text-properties officeooo:rsid="027028eb"/>
    </style:style>
    <style:style style:name="T64" style:family="text">
      <style:text-properties officeooo:rsid="0289b300"/>
    </style:style>
    <style:style style:name="T65" style:family="text">
      <style:text-properties officeooo:rsid="025d598d"/>
    </style:style>
    <style:style style:name="T66" style:family="text">
      <style:text-properties fo:font-size="10pt" officeooo:rsid="025d598d" style:font-size-asian="10pt" style:font-size-complex="10pt"/>
    </style:style>
    <style:style style:name="T67" style:family="text">
      <style:text-properties fo:font-size="10pt" officeooo:rsid="0279daea" style:font-size-asian="10pt" style:font-size-complex="10pt"/>
    </style:style>
    <style:style style:name="T68" style:family="text">
      <style:text-properties officeooo:rsid="0267de5b"/>
    </style:style>
    <style:style style:name="T69" style:family="text">
      <style:text-properties officeooo:rsid="0264949e"/>
    </style:style>
    <style:style style:name="T70" style:family="text">
      <style:text-properties officeooo:rsid="0286637d"/>
    </style:style>
    <style:style style:name="T71" style:family="text">
      <style:text-properties officeooo:rsid="02747497"/>
    </style:style>
    <style:style style:name="T72" style:family="text">
      <style:text-properties fo:font-size="10pt" officeooo:rsid="027341dd" style:font-size-asian="10pt" style:font-size-complex="10pt"/>
    </style:style>
    <style:style style:name="T73" style:family="text">
      <style:text-properties fo:font-size="10pt" officeooo:rsid="0274939b" style:font-size-asian="10pt" style:font-size-complex="10pt"/>
    </style:style>
    <style:style style:name="T74" style:family="text">
      <style:text-properties officeooo:rsid="0277d415"/>
    </style:style>
    <style:style style:name="T75" style:family="text">
      <style:text-properties fo:font-size="10pt" officeooo:rsid="027bb64c" style:font-size-asian="10pt" style:font-size-complex="10pt"/>
    </style:style>
    <style:style style:name="T76" style:family="text">
      <style:text-properties officeooo:rsid="02672f10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officeooo:rsid="025e46cc"/>
    </style:style>
    <style:style style:name="T79" style:family="text">
      <style:text-properties officeooo:rsid="026ecec1"/>
    </style:style>
    <style:style style:name="T80" style:family="text">
      <style:text-properties officeooo:rsid="026e928a"/>
    </style:style>
    <style:style style:name="T81" style:family="text">
      <style:text-properties fo:font-size="10pt" officeooo:rsid="025e46cc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language="en" fo:country="US" fo:font-weight="bold" style:font-weight-asian="bold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8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0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officeooo:rsid="020686f0"/>
    </style:style>
    <style:style style:name="T148" style:family="text">
      <style:text-properties officeooo:rsid="01e96954"/>
    </style:style>
    <style:style style:name="T149" style:family="text">
      <style:text-properties fo:language="en" fo:country="US" officeooo:rsid="020686f0"/>
    </style:style>
    <style:style style:name="T150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 <text:span text:style-name="T7">backup</text:span>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8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8">☐</text:span></text:span></text:p>
          </table:table-cell>
          <table:table-cell table:style-name="Tabel6.A1" office:value-type="string">
            <text:p text:style-name="P10"><text:span text:style-name="T9">Collect E-mail addresses and mail server addresses </text:span><text:span text:style-name="Emphasis"><text:span text:style-name="T10">per user</text:span></text:span><text:span text:style-name="T9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1"><text:span text:style-name="Strong_20_Emphasis"><text:span text:style-name="T8">☐</text:span></text:span></text:p>
          </table:table-cell>
          <table:table-cell table:style-name="Tabel3.A1" office:value-type="string">
            <text:p text:style-name="P12">Export<text:span text:style-name="Emphasis"><text:span text:style-name="T11"> </text:span></text:span><text:span text:style-name="Emphasis"><text:span text:style-name="T12">data from the</text:span></text:span><text:span text:style-name="Emphasis"><text:span text:style-name="T13"> browser app</text:span></text:span><text:span text:style-name="Emphasis"><text:span text:style-name="T13"><text:note text:id="ftn1" text:note-class="footnote"><text:note-citation>1</text:note-citation><text:note-body><text:p text:style-name="P13">See the table “Browser app migration from Windows to Linux” on the <text:span text:style-name="T14">next</text:span> page.</text:p></text:note-body></text:note></text:span></text:span><text:span text:style-name="Emphasis"><text:span text:style-name="T15">.<text:line-break/></text:span></text:span><text:span text:style-name="Emphasis"><text:span text:style-name="T16">User</text:span></text:span><text:span text:style-name="Emphasis"><text:span text:style-name="T17"> 1 - 4</text:span></text:span><text:span text:style-name="Emphasis"><text:span text:style-name="T18"><text:line-break/></text:span></text:span><text:span text:style-name="Strong_20_Emphasis"><text:span text:style-name="T19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1"><text:span text:style-name="Strong_20_Emphasis"><text:span text:style-name="T8">☐</text:span></text:span></text:p>
          </table:table-cell>
          <table:table-cell table:style-name="Tabel3.A1" office:value-type="string">
            <text:p text:style-name="P12">Export<text:span text:style-name="T20"> </text:span><text:span text:style-name="Emphasis"><text:span text:style-name="T12">data from the</text:span></text:span><text:span text:style-name="Emphasis"><text:span text:style-name="T13"> </text:span></text:span><text:span text:style-name="Emphasis"><text:span text:style-name="T21">mail </text:span></text:span><text:span text:style-name="Emphasis"><text:span text:style-name="T13">app</text:span></text:span><text:span text:style-name="Emphasis"><text:span text:style-name="T22"><text:note text:id="ftn2" text:note-class="footnote"><text:note-citation>2</text:note-citation><text:note-body><text:p text:style-name="P14">See the table “<text:span text:style-name="T23">Mail</text:span> app migration from Windows to Linux” on the <text:span text:style-name="T24">next</text:span> page.</text:p></text:note-body></text:note></text:span></text:span><text:span text:style-name="T18">.<text:line-break/></text:span><text:span text:style-name="T16">User</text:span><text:span text:style-name="T17"> 1 - 4</text:span><text:span text:style-name="T18"><text:line-break/></text:span><text:span text:style-name="Strong_20_Emphasis"><text:span text:style-name="T19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6"/>
          </table:table-cell>
        </table:table-row>
        <table:table-row table:style-name="Tabel5.1"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7"><text:span text:style-name="T25">Perform backup on Linux </text:span><text:span text:style-name="T26">without</text:span><text:span text:style-name="T27">(!)</text:span><text:span text:style-name="T26"> </text:span><text:span text:style-name="T25">BitLocker Drive Encryption </text:span><text:span text:style-name="T28">on </text:span><text:span text:style-name="T25">Windows.</text:span><text:span text:style-name="T29"><text:line-break/></text:span><text:span text:style-name="T30">Control Panel &gt; </text:span><text:span text:style-name="T31">System and Security &gt; </text:span><text:span text:style-name="T30">BitLocker Drive Encryption &gt; “</text:span><text:span text:style-name="T31">Drive” &gt; </text:span><text:span text:style-name="T30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18"><text:span text:style-name="T32">Boot the computer from</text:span><text:span text:style-name="T33"><text:note text:id="ftn3" text:note-class="footnote"><text:note-citation>3</text:note-citation><text:note-body><text:p text:style-name="P19"><text:span text:style-name="T34">Boot menu/Setup via one of the </text:span><text:span text:style-name="T35">f</text:span><text:span text:style-name="T34">requently used keys: </text:span><text:span text:style-name="T36">Esc</text:span><text:span text:style-name="T37">, </text:span><text:span text:style-name="T36">Delete</text:span><text:span text:style-name="T37">, </text:span><text:span text:style-name="T36">F1</text:span><text:span text:style-name="T37">, </text:span><text:span text:style-name="T36">F2</text:span><text:span text:style-name="T37">, </text:span><text:span text:style-name="T36">F9</text:span><text:span text:style-name="T37">, </text:span><text:span text:style-name="T36">F10</text:span><text:span text:style-name="T37">, </text:span><text:span text:style-name="T36">F11</text:span><text:span text:style-name="T37">, or </text:span><text:span text:style-name="T36">F12</text:span></text:p></text:note-body></text:note></text:span><text:span text:style-name="T32"> a</text:span><text:span text:style-name="T38"> </text:span><text:span text:style-name="T39">L</text:span><text:span text:style-name="T38">ive</text:span><text:span text:style-name="T40"><text:note text:id="ftn4" text:note-class="footnote"><text:note-citation>4</text:note-citation><text:note-body><text:p text:style-name="P20"><text:span text:style-name="T41">From a Live USB stick you can boot and work with </text:span><text:span text:style-name="T42">Linux</text:span><text:span text:style-name="Strong_20_Emphasis"><text:span text:style-name="T43"> </text:span></text:span><text:span text:style-name="T41">without modifying any files on the hard drive and also allows installation of </text:span><text:span text:style-name="T42">Linux</text:span><text:span text:style-name="Strong_20_Emphasis"><text:span text:style-name="T43">.</text:span></text:span></text:p></text:note-body></text:note></text:span><text:span text:style-name="T44"> USB stick</text:span><text:span text:style-name="T45"><text:note text:id="ftn5" text:note-class="footnote"><text:note-citation>5</text:note-citation><text:note-body><text:p text:style-name="P21"><text:span text:style-name="Strong_20_Emphasis"><text:span text:style-name="T46">See </text:span></text:span><text:span text:style-name="Strong_20_Emphasis"><text:span text:style-name="T47">Checklist installation ...</text:span></text:span></text:p></text:note-body></text:note></text:span><text:span text:style-name="T45">, </text:span><text:span text:style-name="T48">like</text:span><text:span text:style-name="T49"> </text:span><text:span text:style-name="T50">Debian</text:span><text:span text:style-name="T51"> </text:span><text:span text:style-name="T52">o</text:span><text:span text:style-name="T53">r</text:span><text:span text:style-name="T52"> Rocky Linux</text:span><text:span text:style-name="T54"> </text:span><text:span text:style-name="T38">Desktop/</text:span><text:span text:style-name="T55">Workstation</text:span><text:span text:style-name="T56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22"><text:span text:style-name="T57">Copy</text:span><text:span text:style-name="T20"> </text:span><text:span text:style-name="Emphasis"><text:span text:style-name="T11">per </text:span></text:span><text:span text:style-name="Emphasis"><text:span text:style-name="T58">user</text:span></text:span><text:span text:style-name="Emphasis"><text:span text:style-name="T11"> </text:span></text:span><text:span text:style-name="T59">C:\Users\&lt;</text:span><text:span text:style-name="T57">Username</text:span><text:span text:style-name="T59">&gt; </text:span><text:span text:style-name="T60">to an external hard disk</text:span><text:span text:style-name="T18">.<text:line-break/></text:span><text:span text:style-name="T16">User</text:span><text:span text:style-name="T17"> 1 - 4</text:span><text:span text:style-name="T18"><text:line-break/></text:span><text:span text:style-name="Strong_20_Emphasis"><text:span text:style-name="T19">☐ ☐ ☐ ☐</text:span></text:span></text:p>
          </table:table-cell>
        </table:table-row>
      </table:table>
      <text:p text:style-name="P15"><text:span text:style-name="Emphasis"><text:span text:style-name="T61"/></text:span></text:p>
      <text:p text:style-name="P2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4">Browser app migrat<text:span text:style-name="T62">ion</text:span> <text:span text:style-name="T62">from</text:span><text:span text:style-name="T63"> Windows </text:span><text:span text:style-name="T62">to</text:span><text:span text:style-name="T63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4"/>
          </table:table-cell>
          <table:table-cell table:style-name="Tabel4.A2" office:value-type="string">
            <text:p text:style-name="P25"><text:span text:style-name="T62">In use on</text:span><text:span text:style-name="T64"> </text:span>Windows</text:p>
          </table:table-cell>
          <table:table-cell table:style-name="Tabel4.C2" office:value-type="string">
            <text:p text:style-name="P25">Linux <text:span text:style-name="T62">replacement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7">Microsoft Edge <text:span text:style-name="T65">(export Favorite</text:span><text:span text:style-name="T62">s</text:span><text:span text:style-name="T65">)<text:line-break/></text:span><text:span text:style-name="T66">C:\Users\&lt;Username&gt;\AppData\Local\Microsoft\Edge\User Data\Default</text:span><text:span text:style-name="T67">\</text:span></text:p>
          </table:table-cell>
          <table:table-cell table:style-name="Tabel4.C2" office:value-type="string">
            <text:p text:style-name="P28">Microsoft Edge <text:span text:style-name="T65">(import Favorite</text:span><text:span text:style-name="T62">s</text:span><text:span text:style-name="T65">)<text:line-break/></text:span><text:span text:style-name="T66">~/.config/microsoft-edge/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8">Mozilla Firefox <text:span text:style-name="T65">(export </text:span><text:span text:style-name="T68">Bookmarks</text:span><text:span text:style-name="T65">), </text:span><text:span text:style-name="T69">see</text:span><text:span text:style-name="T70"> </text:span><text:span text:style-name="User_20_Entry"><text:span text:style-name="T71">about:profiles</text:span></text:span><text:span text:style-name="T71">:</text:span><text:span text:style-name="T65"><text:line-break/></text:span><text:span text:style-name="T72">C:\Users\</text:span><text:span text:style-name="T66">&lt;Username&gt;\</text:span><text:span text:style-name="T72">AppData\Roaming\M</text:span><text:span text:style-name="T73">o</text:span><text:span text:style-name="T72">zilla\Firefox\Profiles\</text:span></text:p>
          </table:table-cell>
          <table:table-cell table:style-name="Tabel4.C2" office:value-type="string">
            <text:p text:style-name="P28">Mozilla Firefox <text:span text:style-name="T65">(import </text:span><text:span text:style-name="T68">Bookmarks</text:span><text:span text:style-name="T65">), </text:span><text:span text:style-name="T69">see</text:span><text:span text:style-name="T74"> </text:span><text:span text:style-name="User_20_Entry"><text:span text:style-name="T71">about:profiles</text:span></text:span><text:span text:style-name="T71">:</text:span><text:span text:style-name="T65"><text:line-break/></text:span><text:span text:style-name="T66">~/.mozilla/firefox/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7">Google Chrome <text:span text:style-name="T65">(export </text:span><text:span text:style-name="T68">Bookmarks</text:span><text:span text:style-name="T65">)<text:line-break/></text:span><text:span text:style-name="T66">C:\Users\&lt;Username&gt;\AppData\Local\Google\Chrome\User Data</text:span><text:span text:style-name="T75">\</text:span></text:p>
          </table:table-cell>
          <table:table-cell table:style-name="Tabel4.C2" office:value-type="string">
            <text:p text:style-name="P27">Google Chrome <text:span text:style-name="T65">(import </text:span><text:span text:style-name="T68">Bookmarks</text:span><text:span text:style-name="T65">)<text:line-break/></text:span><text:span text:style-name="T66">~/.config/google-chrome/</text:span></text:p>
          </table:table-cell>
        </table:table-row>
      </table:table>
      <text:p text:style-name="P15"/>
      <text:p text:style-name="P15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24">Mail app migrati<text:span text:style-name="T69">on</text:span> <text:span text:style-name="T69">from</text:span><text:span text:style-name="T63"> Windows </text:span><text:span text:style-name="T69">to</text:span><text:span text:style-name="T63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6"><text:span text:style-name="Strong_20_Emphasis"><text:span text:style-name="T19"/></text:span></text:p>
          </table:table-cell>
          <table:table-cell table:style-name="Tabel7.A2" office:value-type="string">
            <text:p text:style-name="P29"><text:span text:style-name="T62">In use on</text:span><text:span text:style-name="T64"> </text:span>Windows</text:p>
          </table:table-cell>
          <table:table-cell table:style-name="Tabel7.C2" office:value-type="string">
            <text:p text:style-name="P29">Linux <text:span text:style-name="T62">replacement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Microsoft Outlook (export PST/OST <text:span text:style-name="T76">file</text:span>)<text:line-break/><text:span text:style-name="T77">C:\Users\&lt;Username&gt;\Documents\Outlook Files\ </text:span></text:p>
          </table:table-cell>
          <table:table-cell table:style-name="Tabel7.C2" office:value-type="string">
            <text:p text:style-name="P27">Evolution (import PST/OST <text:span text:style-name="T76">file</text:span>)<text:line-break/><text:span text:style-name="T77">~/.local/share/evolution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30">Windows Mail (export <text:span text:style-name="T65">emails + </text:span><text:span text:style-name="T78">ad</text:span><text:span text:style-name="T79">d</text:span><text:span text:style-name="T78">re</text:span><text:span text:style-name="T80">s</text:span><text:span text:style-name="T78">s bo</text:span><text:span text:style-name="T76">o</text:span><text:span text:style-name="T78">k)<text:line-break/></text:span><text:span text:style-name="T81">C:\Users\</text:span><text:span text:style-name="T66">&lt;Username&gt;</text:span><text:span text:style-name="T81">\AppData\Local\Comms\Unistore\data</text:span><text:span text:style-name="T67">\</text:span></text:p>
          </table:table-cell>
          <table:table-cell table:style-name="Tabel7.C2" office:value-type="string">
            <text:p text:style-name="P30">Thunderbird (import <text:span text:style-name="T65">emails + </text:span><text:span text:style-name="T78">ad</text:span><text:span text:style-name="T80">d</text:span><text:span text:style-name="T78">res</text:span><text:span text:style-name="T80">s </text:span><text:span text:style-name="T78">bo</text:span><text:span text:style-name="T76">o</text:span><text:span text:style-name="T78">k)<text:line-break/></text:span><text:span text:style-name="T81">~/.thunderbird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Thunderbird (export <text:span text:style-name="T65">emails + </text:span><text:span text:style-name="T78">ad</text:span><text:span text:style-name="T80">d</text:span><text:span text:style-name="T78">res</text:span><text:span text:style-name="T80">s</text:span><text:span text:style-name="T78"> bo</text:span><text:span text:style-name="T76">o</text:span><text:span text:style-name="T78">k)<text:line-break/></text:span><text:span text:style-name="T81">C:\</text:span><text:span text:style-name="T72">Users</text:span><text:span text:style-name="T81">\</text:span><text:span text:style-name="T66">&lt;Username&gt;\</text:span><text:span text:style-name="T81">AppData\Roaming\Thunderbird\Profiles</text:span><text:span text:style-name="T67">\</text:span></text:p>
          </table:table-cell>
          <table:table-cell table:style-name="Tabel7.C2" office:value-type="string">
            <text:p text:style-name="P27">Thunderbird (import <text:span text:style-name="T65">emails + </text:span><text:span text:style-name="T78">ad</text:span><text:span text:style-name="T80">d</text:span><text:span text:style-name="T78">res</text:span><text:span text:style-name="T80">s</text:span><text:span text:style-name="T78"> bo</text:span><text:span text:style-name="T76">o</text:span><text:span text:style-name="T78">k)<text:line-break/></text:span><text:span text:style-name="T81">~/.thunderbird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Webmail</text:p>
          </table:table-cell>
          <table:table-cell table:style-name="Tabel7.C2" office:value-type="string">
            <text:p text:style-name="P27">Webmail</text:p>
          </table:table-cell>
        </table:table-row>
      </table:table>
      <text:p text:style-name="P15"/>
      <text:p text:style-name="P15"/>
      <text:list text:continue-numbering="true" text:style-name="L1">
        <text:list-item>
          <text:p text:style-name="P31"><text:span text:style-name="Strong_20_Emphasis"><text:span text:style-name="T82">Install </text:span></text:span><text:span text:style-name="Strong_20_Emphasis"><text:span text:style-name="T83">Linux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3"><text:span text:style-name="Strong_20_Emphasis"><text:span text:style-name="T19">☐</text:span></text:span></text:p>
          </table:table-cell>
          <table:table-cell table:style-name="_32_._5f_Ubuntu_5f_installeren.A1" office:value-type="string">
            <text:p text:style-name="P34"><text:span text:style-name="T84">Install </text:span><text:span text:style-name="T85">Linux </text:span><text:span text:style-name="T84">according to the </text:span><text:span text:style-name="T86">Checklist i</text:span><text:span text:style-name="T87">nstallation</text:span><text:span text:style-name="T84"><text:note text:id="ftn6" text:note-class="footnote"><text:note-citation>1</text:note-citation><text:note-body><text:p text:style-name="P35"><text:span text:style-name="T88">Checklist installation can be found </text:span><text:span text:style-name="Strong_20_Emphasis"><text:span text:style-name="T89">at </text:span></text:span><text:a xlink:type="simple" xlink:href="https://karelzimmer.nl/html/en/home.html" text:style-name="Internet_20_link" text:visited-style-name="Visited_20_Internet_20_Link"><text:span text:style-name="Strong_20_Emphasis"><text:span text:style-name="T90">karelzimmer.nl/en</text:span></text:span></text:a><text:span text:style-name="Strong_20_Emphasis"><text:span text:style-name="T89">, under</text:span></text:span><text:span text:style-name="T88"> </text:span><text:span text:style-name="T91">Linux</text:span><text:span text:style-name="T88">.</text:span></text:p></text:note-body></text:note></text:span><text:span text:style-name="T84">.</text:span></text:p>
          </table:table-cell>
        </table:table-row>
      </table:table>
      <text:p text:style-name="P36"><text:soft-page-break/><text:tab/></text:p>
      <text:list text:continue-numbering="true" text:style-name="L1">
        <text:list-item>
          <text:p text:style-name="P37"><text:span text:style-name="Strong_20_Emphasis"><text:span text:style-name="T92">Restore backup</text:span></text:span><text:span text:style-name="Emphasis"><text:span text:style-name="T93"> (on Linux)</text:span></text:span><text:span text:style-name="T94"><text:line-break/></text:span></text:p>
          <text:p text:style-name="P38"><text:span text:style-name="Emphasis"><text:span text:style-name="T95">The actions in this chapter must be performed per user.</text:span></text:span></text:p>
        </text:list-item>
      </text:list>
      <text:p text:style-name="P39"/>
      <text:p text:style-name="P40"><text:span text:style-name="T96"><text:tab/></text:span><text:span text:style-name="T97">User</text:span><text:span text:style-name="T98"> 1 - 4</text:span><text:span text:style-name="T99"><text:line-break/><text:tab/></text:span><text:span text:style-name="Strong_20_Emphasis"><text:span text:style-name="T100">☐ ☐ ☐ ☐<text:tab/></text:span></text:span><text:span text:style-name="T101">Make sure there is no Internet connection, so that no new e-mails can arrive.</text:span></text:p>
      <text:p text:style-name="P41"><text:tab/><text:span text:style-name="Strong_20_Emphasis"><text:span text:style-name="T19">☐ ☐ ☐ ☐<text:tab/></text:span></text:span><text:span text:style-name="T102">Connect the external hard disk.</text:span></text:p>
      <text:p text:style-name="P41"><text:tab/><text:span text:style-name="Strong_20_Emphasis"><text:span text:style-name="T19">☐ ☐ ☐ ☐<text:tab/></text:span></text:span><text:span text:style-name="T103">Copy</text:span><text:span text:style-name="T94"> </text:span><text:span text:style-name="T104">M</text:span><text:span text:style-name="T105">y</text:span><text:span text:style-name="T104"> </text:span><text:span text:style-name="T105">Documents</text:span><text:span text:style-name="T104">, </text:span><text:span text:style-name="T106">etc</text:span><text:span text:style-name="T94">.</text:span></text:p>
      <text:p text:style-name="P42"><text:tab/><text:span text:style-name="Strong_20_Emphasis"><text:span text:style-name="T19">☐ ☐ ☐ ☐<text:tab/></text:span></text:span><text:span text:style-name="Strong_20_Emphasis"><text:span text:style-name="T107">Copy</text:span></text:span><text:span text:style-name="Strong_20_Emphasis"><text:span text:style-name="T108"> browser </text:span></text:span><text:span text:style-name="Strong_20_Emphasis"><text:span text:style-name="T109">app </text:span></text:span><text:span text:style-name="Strong_20_Emphasis"><text:span text:style-name="T108">profi</text:span></text:span><text:span text:style-name="Strong_20_Emphasis"><text:span text:style-name="T110">le files</text:span></text:span><text:span text:style-name="Strong_20_Emphasis"><text:span text:style-name="T111"> </text:span></text:span><text:span text:style-name="Strong_20_Emphasis"><text:span text:style-name="T112">and</text:span></text:span><text:span text:style-name="Strong_20_Emphasis"><text:span text:style-name="T113"> import browser app </text:span></text:span><text:span text:style-name="Strong_20_Emphasis"><text:span text:style-name="T114">data</text:span></text:span><text:span text:style-name="Strong_20_Emphasis"><text:span text:style-name="T115"><text:note text:id="ftn7" text:note-class="footnote"><text:note-citation>1</text:note-citation><text:note-body><text:p text:style-name="P43">See the table “Browser app migration from Windows to Linux” on the previous page.</text:p></text:note-body></text:note></text:span></text:span><text:span text:style-name="Strong_20_Emphasis"><text:span text:style-name="T111">.</text:span></text:span></text:p>
      <text:p text:style-name="P42"><text:span text:style-name="Strong_20_Emphasis"><text:span text:style-name="T116"><text:tab/></text:span></text:span><text:span text:style-name="Strong_20_Emphasis"><text:span text:style-name="T19">☐ ☐ ☐ ☐</text:span></text:span><text:span text:style-name="Strong_20_Emphasis"><text:span text:style-name="T116"><text:tab/></text:span></text:span><text:span text:style-name="Strong_20_Emphasis"><text:span text:style-name="T110">Copy</text:span></text:span><text:span text:style-name="Strong_20_Emphasis"><text:span text:style-name="T108"> </text:span></text:span><text:span text:style-name="Strong_20_Emphasis"><text:span text:style-name="T117">mail </text:span></text:span><text:span text:style-name="Strong_20_Emphasis"><text:span text:style-name="T109">app </text:span></text:span><text:span text:style-name="Strong_20_Emphasis"><text:span text:style-name="T108">profi</text:span></text:span><text:span text:style-name="Strong_20_Emphasis"><text:span text:style-name="T110">le files</text:span></text:span><text:span text:style-name="Strong_20_Emphasis"><text:span text:style-name="T111"> </text:span></text:span><text:span text:style-name="Strong_20_Emphasis"><text:span text:style-name="T112">and</text:span></text:span><text:span text:style-name="Strong_20_Emphasis"><text:span text:style-name="T113"> import </text:span></text:span><text:span text:style-name="Strong_20_Emphasis"><text:span text:style-name="T114">mail </text:span></text:span><text:span text:style-name="Strong_20_Emphasis"><text:span text:style-name="T113">app </text:span></text:span><text:span text:style-name="Strong_20_Emphasis"><text:span text:style-name="T114">data</text:span></text:span><text:span text:style-name="Strong_20_Emphasis"><text:span text:style-name="T115"><text:note text:id="ftn8" text:note-class="footnote"><text:note-citation>2</text:note-citation><text:note-body><text:p text:style-name="P43">See the table “<text:span text:style-name="T23">Mail</text:span> app migration from Windows to Linux” on the previous page.</text:p></text:note-body></text:note></text:span></text:span><text:span text:style-name="Strong_20_Emphasis"><text:span text:style-name="T111">.</text:span></text:span></text:p>
      <text:p text:style-name="P44"><text:tab/><text:span text:style-name="Strong_20_Emphasis"><text:span text:style-name="T19">☐ ☐ ☐ ☐</text:span></text:span><text:span text:style-name="Strong_20_Emphasis"><text:span text:style-name="T116"><text:tab/></text:span></text:span><text:span text:style-name="T118">Remove unnecessary Windows files via </text:span><text:span text:style-name="Strong_20_Emphasis"><text:span text:style-name="T119">Terminal</text:span></text:span><text:span text:style-name="T118"> and the following command line:</text:span><text:span text:style-name="T120"><text:line-break/></text:span></text:p>
      <text:list text:continue-numbering="true" text:style-name="L1">
        <text:list-header>
          <text:p text:style-name="P45"><text:span text:style-name="User_20_Entry"><text:span text:style-name="T121">f</text:span></text:span><text:span text:style-name="User_20_Entry"><text:span text:style-name="T122">ind </text:span></text:span><text:span text:style-name="User_20_Entry"><text:span text:style-name="T123">$HOME</text:span></text:span><text:span text:style-name="User_20_Entry"><text:span text:style-name="T122"> -type f -</text:span></text:span><text:span text:style-name="User_20_Entry"><text:span text:style-name="T124">i</text:span></text:span><text:span text:style-name="User_20_Entry"><text:span text:style-name="T122">name </text:span></text:span><text:span text:style-name="User_20_Entry"><text:span text:style-name="T125">d</text:span></text:span><text:span text:style-name="User_20_Entry"><text:span text:style-name="T122">esktop.ini -</text:span></text:span><text:span text:style-name="User_20_Entry"><text:span text:style-name="T126">d</text:span></text:span><text:span text:style-name="User_20_Entry"><text:span text:style-name="T127">e</text:span></text:span><text:span text:style-name="User_20_Entry"><text:span text:style-name="T126">lete </text:span></text:span><text:span text:style-name="User_20_Entry"><text:span text:style-name="T128">-or </text:span></text:span><text:span text:style-name="User_20_Entry"><text:span text:style-name="T122">-type f -</text:span></text:span><text:span text:style-name="User_20_Entry"><text:span text:style-name="T129">i</text:span></text:span><text:span text:style-name="User_20_Entry"><text:span text:style-name="T122">name </text:span></text:span><text:span text:style-name="User_20_Entry"><text:span text:style-name="T129">t</text:span></text:span><text:span text:style-name="User_20_Entry"><text:span text:style-name="T122">humbs.db -</text:span></text:span><text:span text:style-name="User_20_Entry"><text:span text:style-name="T126">delete</text:span></text:span></text:p>
          <text:p text:style-name="P45"><text:span text:style-name="User_20_Entry"><text:span text:style-name="T121">f</text:span></text:span><text:span text:style-name="User_20_Entry"><text:span text:style-name="T122">ind </text:span></text:span><text:span text:style-name="User_20_Entry"><text:span text:style-name="T123">$HOME</text:span></text:span><text:span text:style-name="User_20_Entry"><text:span text:style-name="T122"> -type f -name '*.</text:span></text:span><text:span text:style-name="User_20_Entry"><text:span text:style-name="T130">lnk'</text:span></text:span><text:span text:style-name="User_20_Entry"><text:span text:style-name="T122"> -</text:span></text:span><text:span text:style-name="User_20_Entry"><text:span text:style-name="T126">delete -</text:span></text:span><text:span text:style-name="User_20_Entry"><text:span text:style-name="T131">or </text:span></text:span><text:span text:style-name="User_20_Entry"><text:span text:style-name="T122">-type f -</text:span></text:span><text:span text:style-name="User_20_Entry"><text:span text:style-name="T124">i</text:span></text:span><text:span text:style-name="User_20_Entry"><text:span text:style-name="T122">name '*.</text:span></text:span><text:span text:style-name="User_20_Entry"><text:span text:style-name="T132">exe'</text:span></text:span><text:span text:style-name="User_20_Entry"><text:span text:style-name="T122"> -</text:span></text:span><text:span text:style-name="User_20_Entry"><text:span text:style-name="T126">delete -</text:span></text:span><text:span text:style-name="User_20_Entry"><text:span text:style-name="T133">or </text:span></text:span><text:span text:style-name="User_20_Entry"><text:span text:style-name="T122">-type f -</text:span></text:span><text:span text:style-name="User_20_Entry"><text:span text:style-name="T133">name '~*' -delete</text:span></text:span><text:span text:style-name="User_20_Entry"><text:span text:style-name="T134"><text:line-break/></text:span></text:span></text:p>
          <text:p text:style-name="P46"><text:span text:style-name="User_20_Entry"><text:span text:style-name="T135">User</text:span></text:span><text:span text:style-name="User_20_Entry"><text:span text:style-name="T136"> 1 - 4</text:span></text:span></text:p>
        </text:list-header>
      </text:list>
      <text:p text:style-name="P44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Connect to the Internet so that new e-mails can arrive again.</text:span></text:p>
      <text:list text:style-name="L2">
        <text:list-header>
          <text:p text:style-name="P47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Start </text:span><text:span text:style-name="T137">the browser app</text:span><text:span text:style-name="T102"> and check the operation.</text:span></text:p>
          <text:p text:style-name="P48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Start </text:span><text:span text:style-name="T137">the mail app</text:span><text:span text:style-name="T102"> and check the operation.</text:span></text:p>
          <text:p text:style-name="P49"><text:span text:style-name="T138"/></text:p>
          <text:p text:style-name="P50"><text:span text:style-name="T138"><text:line-break/><text:tab/></text:span><text:span text:style-name="T139">End of checklist, the transfer is complete.</text:span></text:p>
        </text:list-header>
      </text:list>
      <text:p text:style-name="P51"/>
      <text:list text:continue-numbering="true" text:style-name="L2">
        <text:list-item>
          <text:list>
            <text:list-header>
              <text:p text:style-name="P52"><text:span text:style-name="T140">Written</text:span><text:span text:style-name="T141"> </text:span><text:span text:style-name="T140">by</text:span><text:span text:style-name="T141"> </text:span><text:a xlink:type="simple" xlink:href="mailto:info@karelzimmer.nl?subject=Checklist%20installation%20Linux" text:style-name="Internet_20_link" text:visited-style-name="Visited_20_Internet_20_Link"><text:span text:style-name="T142">Karel Zimmer</text:span></text:a><text:span text:style-name="T143">.</text:span></text:p>
              <text:p text:style-name="P52"><text:span text:style-name="T144">License </text:span><text:span text:style-name="T143">C</text:span><text:span text:style-name="T145">C0</text:span><text:span text:style-name="T143"> 1.0</text:span><text:span text:style-name="T146"> </text:span><text:span text:style-name="T14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46"><text:s/></text:span><text:span text:style-name="T14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4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<text:span text:style-name="T147">User </text:span>#</text:p>
            <text:p text:style-name="P54"/>
          </table:table-cell>
          <table:table-cell table:style-name="Tabel1.A1" table:number-rows-spanned="2" office:value-type="string">
            <text:p text:style-name="P55">Name</text:p>
            <text:p text:style-name="P56">(<text:span text:style-name="T147">e.g</text:span>. Jan <text:span text:style-name="T148">Jansen</text:span>)</text:p>
          </table:table-cell>
          <table:table-cell table:style-name="Tabel1.A1" table:number-rows-spanned="2" office:value-type="string">
            <text:p text:style-name="P55">Username</text:p>
            <text:p text:style-name="P56">(<text:span text:style-name="T147">e.g</text:span>. jan)</text:p>
          </table:table-cell>
          <table:table-cell table:style-name="Tabel1.D1" table:number-rows-spanned="2" office:value-type="string">
            <text:p text:style-name="P57">Passw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 <text:span text:style-name="T147">password</text:span>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<text:span text:style-name="T147">F</text:span>i netw<text:span text:style-name="T147">o</text:span>rk na<text:span text:style-name="T147">me</text:span>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Network key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6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7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6">Router <text:span text:style-name="T147">user</text:span>/<text:span text:style-name="T147">passwd</text:span>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7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8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P69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70"><text:span text:style-name="T149">User </text:span><text:span text:style-name="T88">#</text:span></text:p>
          </table:table-cell>
          <table:table-cell table:style-name="Tabel8.A1" office:value-type="string">
            <text:p text:style-name="P71">Email nam<text:span text:style-name="T147">e</text:span></text:p>
          </table:table-cell>
          <table:table-cell table:style-name="Tabel8.A1" office:value-type="string">
            <text:p text:style-name="P71">Email <text:span text:style-name="T150">address</text:span></text:p>
          </table:table-cell>
          <table:table-cell table:style-name="Tabel8.A1" office:value-type="string">
            <text:p text:style-name="P72">User name</text:p>
          </table:table-cell>
          <table:table-cell table:style-name="Tabel8.A1" office:value-type="string">
            <text:p text:style-name="P73">Password</text:p>
          </table:table-cell>
          <table:table-cell table:style-name="Tabel8.A1" office:value-type="string">
            <text:p text:style-name="P71">Incoming mail server</text:p>
          </table:table-cell>
          <table:table-cell table:style-name="Tabel8.G1" office:value-type="string">
            <text:p text:style-name="P71">Outgoing mail server</text:p>
          </table:table-cell>
        </table:table-row>
        <table:table-row table:style-name="Tabel8.2"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5"/>
          </table:table-cell>
          <table:table-cell table:style-name="Tabel8.A2" office:value-type="string">
            <text:p text:style-name="P76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4"/>
          </table:table-cell>
          <table:table-cell table:style-name="Tabel8.G2" office:value-type="string">
            <text:p text:style-name="P74"/>
          </table:table-cell>
        </table:table-row>
        <table:table-row table:style-name="Tabel8.3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4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5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5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10T19:10:35.527084115">11/10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10T19:10:35.528359003">11/10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0T19:10:35.423132784</dc:date>
    <meta:print-date>2014-01-05T10:21:33.960023988</meta:print-date>
    <meta:keyword>Installatie</meta:keyword>
    <meta:keyword>Checklist</meta:keyword>
    <meta:keyword>Linux</meta:keyword>
    <meta:editing-cycles>2535</meta:editing-cycles>
    <meta:editing-duration>P5DT6H37M6S</meta:editing-duration>
    <meta:printed-by>Karel Zimmer</meta:printed-by>
    <dc:creator>Karel Zimmer</dc:creator>
    <meta:document-statistic meta:table-count="8" meta:image-count="2" meta:object-count="0" meta:page-count="4" meta:paragraph-count="101" meta:word-count="616" meta:character-count="3984" meta:non-whitespace-character-count="3372"/>
    <meta:user-defined meta:name="Info 1"/>
    <meta:user-defined meta:name="Info 2"/>
    <meta:user-defined meta:name="Info 3"/>
    <meta:user-defined meta:name="Info 4"/>
  </office:meta>
</office:document-meta>
</file>